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8" style:family="paragraph" style:parent-style-name="Footnote">
      <style:text-properties style:font-name="Liberation Sans" officeooo:rsid="043ccc66" officeooo:paragraph-rsid="0e849f1d"/>
    </style:style>
    <style:style style:name="P29" style:family="paragraph" style:parent-style-name="Footnote">
      <style:text-properties style:font-name="Liberation Sans" officeooo:paragraph-rsid="04473353"/>
    </style:style>
    <style:style style:name="P30" style:family="paragraph" style:parent-style-name="Footnote">
      <style:text-properties style:font-name="Liberation Sans" officeooo:paragraph-rsid="0dd16467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8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1" style:family="paragraph" style:parent-style-name="Standard">
      <style:text-properties officeooo:paragraph-rsid="0c8b5238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>
      <style:text-properties officeooo:paragraph-rsid="0ca56a54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text-properties officeooo:paragraph-rsid="0bad8f69"/>
    </style:style>
    <style:style style:name="P66" style:family="paragraph" style:parent-style-name="Standard">
      <style:text-properties officeooo:paragraph-rsid="0a0f7b62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style:text-properties officeooo:paragraph-rsid="0cc50ec9"/>
    </style:style>
    <style:style style:name="P69" style:family="paragraph" style:parent-style-name="Standard">
      <style:text-properties officeooo:paragraph-rsid="0cc5fe5b"/>
    </style:style>
    <style:style style:name="P70" style:family="paragraph" style:parent-style-name="Standard">
      <style:text-properties officeooo:paragraph-rsid="0ce3fa52"/>
    </style:style>
    <style:style style:name="P71" style:family="paragraph" style:parent-style-name="Standard">
      <style:text-properties officeooo:paragraph-rsid="0d09f881"/>
    </style:style>
    <style:style style:name="P72" style:family="paragraph" style:parent-style-name="Standard">
      <style:text-properties officeooo:paragraph-rsid="0d1ec96e"/>
    </style:style>
    <style:style style:name="P73" style:family="paragraph" style:parent-style-name="Standard">
      <style:text-properties officeooo:paragraph-rsid="0d5d07c4"/>
    </style:style>
    <style:style style:name="P74" style:family="paragraph" style:parent-style-name="Standard">
      <style:text-properties officeooo:paragraph-rsid="0d8c21b9"/>
    </style:style>
    <style:style style:name="P75" style:family="paragraph" style:parent-style-name="Standard">
      <style:text-properties officeooo:paragraph-rsid="0d72706e"/>
    </style:style>
    <style:style style:name="P76" style:family="paragraph" style:parent-style-name="Standard">
      <style:text-properties officeooo:paragraph-rsid="0dbec325"/>
    </style:style>
    <style:style style:name="P77" style:family="paragraph" style:parent-style-name="Standard">
      <style:text-properties officeooo:paragraph-rsid="0de414b5"/>
    </style:style>
    <style:style style:name="P78" style:family="paragraph" style:parent-style-name="Standard">
      <style:text-properties officeooo:paragraph-rsid="0dedec60"/>
    </style:style>
    <style:style style:name="P79" style:family="paragraph" style:parent-style-name="Standard">
      <style:text-properties officeooo:paragraph-rsid="0e03342d"/>
    </style:style>
    <style:style style:name="P80" style:family="paragraph" style:parent-style-name="Standard">
      <style:text-properties officeooo:paragraph-rsid="0e0463fc"/>
    </style:style>
    <style:style style:name="P81" style:family="paragraph" style:parent-style-name="Standard">
      <style:text-properties officeooo:paragraph-rsid="0e051aee"/>
    </style:style>
    <style:style style:name="P82" style:family="paragraph" style:parent-style-name="Standard">
      <style:text-properties officeooo:paragraph-rsid="0e0bda5c"/>
    </style:style>
    <style:style style:name="P83" style:family="paragraph" style:parent-style-name="Standard">
      <style:text-properties officeooo:paragraph-rsid="0e2a40f4"/>
    </style:style>
    <style:style style:name="P84" style:family="paragraph" style:parent-style-name="Standard">
      <style:text-properties officeooo:paragraph-rsid="0e2f7716"/>
    </style:style>
    <style:style style:name="P85" style:family="paragraph" style:parent-style-name="Standard">
      <style:text-properties officeooo:paragraph-rsid="0e38fc62"/>
    </style:style>
    <style:style style:name="P86" style:family="paragraph" style:parent-style-name="Standard">
      <style:text-properties officeooo:paragraph-rsid="0e61c509"/>
    </style:style>
    <style:style style:name="P87" style:family="paragraph" style:parent-style-name="Standard">
      <style:text-properties officeooo:paragraph-rsid="0e66c33c"/>
    </style:style>
    <style:style style:name="P88" style:family="paragraph" style:parent-style-name="Standard">
      <style:text-properties officeooo:paragraph-rsid="0e66fd24"/>
    </style:style>
    <style:style style:name="P89" style:family="paragraph" style:parent-style-name="Standard">
      <style:text-properties officeooo:paragraph-rsid="0e671814"/>
    </style:style>
    <style:style style:name="P90" style:family="paragraph" style:parent-style-name="Standard">
      <style:text-properties officeooo:paragraph-rsid="0e82f1b0"/>
    </style:style>
    <style:style style:name="P91" style:family="paragraph" style:parent-style-name="Standard">
      <style:text-properties officeooo:paragraph-rsid="0e8aa5aa"/>
    </style:style>
    <style:style style:name="P92" style:family="paragraph" style:parent-style-name="Standard">
      <style:text-properties officeooo:rsid="0e8aa5aa" officeooo:paragraph-rsid="0e8aa5aa"/>
    </style:style>
    <style:style style:name="P93" style:family="paragraph" style:parent-style-name="Standard">
      <style:text-properties officeooo:paragraph-rsid="0e9fd222"/>
    </style:style>
    <style:style style:name="P94" style:family="paragraph" style:parent-style-name="Standard">
      <style:text-properties officeooo:paragraph-rsid="0eb9c424"/>
    </style:style>
    <style:style style:name="P95" style:family="paragraph" style:parent-style-name="Footnote">
      <style:text-properties officeooo:paragraph-rsid="0d4c0055"/>
    </style:style>
    <style:style style:name="P96" style:family="paragraph" style:parent-style-name="Footnote">
      <style:text-properties officeooo:rsid="043ccc66" officeooo:paragraph-rsid="0e849f1d"/>
    </style:style>
    <style:style style:name="P97" style:family="paragraph" style:parent-style-name="Footnote">
      <style:text-properties officeooo:rsid="043ccc66" officeooo:paragraph-rsid="0ec8cada"/>
    </style:style>
    <style:style style:name="P98" style:family="paragraph" style:parent-style-name="Footnote">
      <style:text-properties officeooo:paragraph-rsid="0e927a73"/>
    </style:style>
    <style:style style:name="P9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0" style:family="paragraph" style:parent-style-name="Standard">
      <style:text-properties officeooo:rsid="0ec19879" officeooo:paragraph-rsid="0ec19879"/>
    </style:style>
    <style:style style:name="P101" style:family="paragraph" style:parent-style-name="Standard">
      <style:text-properties officeooo:paragraph-rsid="0ec19879"/>
    </style:style>
    <style:style style:name="P10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3" style:family="paragraph" style:parent-style-name="Standard">
      <style:text-properties officeooo:paragraph-rsid="0ec22dd8"/>
    </style:style>
    <style:style style:name="P104" style:family="paragraph" style:parent-style-name="Standard">
      <style:text-properties officeooo:paragraph-rsid="0ecb810d"/>
    </style:style>
    <style:style style:name="P105" style:family="paragraph" style:parent-style-name="Standard">
      <style:text-properties officeooo:paragraph-rsid="0ecd4bf5"/>
    </style:style>
    <style:style style:name="P106" style:family="paragraph" style:parent-style-name="Standard">
      <style:text-properties officeooo:paragraph-rsid="0e460a91"/>
    </style:style>
    <style:style style:name="P10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0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0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f7a536"/>
    </style:style>
    <style:style style:name="P1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8dca5"/>
    </style:style>
    <style:style style:name="P1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f89c34"/>
    </style:style>
    <style:style style:name="P112" style:family="paragraph" style:parent-style-name="Standard">
      <style:text-properties officeooo:paragraph-rsid="0eef683a"/>
    </style:style>
    <style:style style:name="P113" style:family="paragraph" style:parent-style-name="Standard">
      <style:text-properties officeooo:paragraph-rsid="0ef1c387"/>
    </style:style>
    <style:style style:name="P114" style:family="paragraph" style:parent-style-name="Footnote">
      <style:text-properties officeooo:paragraph-rsid="0ef8320a"/>
    </style:style>
    <style:style style:name="P115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2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1" style:family="text">
      <style:text-properties style:font-name="Liberation Sans" officeooo:rsid="047fb57c"/>
    </style:style>
    <style:style style:name="T22" style:family="text">
      <style:text-properties style:font-name="Liberation Sans" officeooo:rsid="047da547"/>
    </style:style>
    <style:style style:name="T23" style:family="text">
      <style:text-properties style:font-name="Liberation Sans" fo:font-size="10pt" style:font-size-asian="10pt" style:font-size-complex="10pt"/>
    </style:style>
    <style:style style:name="T24" style:family="text">
      <style:text-properties style:font-name="Liberation Sans" fo:font-size="10pt" officeooo:rsid="0db4d737" style:font-size-asian="10pt" style:font-size-complex="10pt"/>
    </style:style>
    <style:style style:name="T25" style:family="text">
      <style:text-properties style:font-name="Liberation Sans" fo:font-size="10pt" officeooo:rsid="0db5d4ba" style:font-size-asian="10pt" style:font-size-complex="10pt"/>
    </style:style>
    <style:style style:name="T26" style:family="text">
      <style:text-properties fo:language="nl" fo:country="NL" style:language-asian="nl" style:country-asian="NL"/>
    </style:style>
    <style:style style:name="T27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30" style:family="text">
      <style:text-properties officeooo:rsid="02f99a6c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4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0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b8e0034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e576c58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e4c0a6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ef60a1c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e3dd250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e5fea5f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8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9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0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32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5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6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7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8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fo:font-weight="bold" officeooo:rsid="0ee5ca94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6" style:family="text">
      <style:text-properties fo:color="#000000" loext:opacity="100%" style:font-name="Liberation Sans" fo:font-size="12pt" style:font-size-asian="12pt" style:font-size-complex="12pt"/>
    </style:style>
    <style:style style:name="T34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48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49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50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51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52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61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62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63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64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65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66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3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4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5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6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7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8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7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loext:opacity="0%" style:font-name="Liberation Sans" officeooo:rsid="047da547"/>
    </style:style>
    <style:style style:name="T38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3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4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5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8" style:family="text">
      <style:text-properties style:use-window-font-color="true" loext:opacity="0%" style:font-name="Liberation Sans" fo:font-size="12pt" style:font-size-asian="12pt" style:font-size-complex="12pt"/>
    </style:style>
    <style:style style:name="T40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1" style:family="text">
      <style:text-properties officeooo:rsid="04473353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officeooo:rsid="0e59b6fb" style:font-weight-asian="bold" style:font-weight-complex="bold"/>
    </style:style>
    <style:style style:name="T414" style:family="text">
      <style:text-properties officeooo:rsid="0aace3cd"/>
    </style:style>
    <style:style style:name="T415" style:family="text">
      <style:text-properties fo:font-size="10pt" style:font-size-asian="10pt" style:font-size-complex="10pt"/>
    </style:style>
    <style:style style:name="T416" style:family="text">
      <style:text-properties officeooo:rsid="0394a435"/>
    </style:style>
    <style:style style:name="T417" style:family="text">
      <style:text-properties officeooo:rsid="0b668458"/>
    </style:style>
    <style:style style:name="T418" style:family="text">
      <style:text-properties officeooo:rsid="0c125172"/>
    </style:style>
    <style:style style:name="T41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2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1" style:family="text">
      <style:text-properties officeooo:rsid="0cf7e116"/>
    </style:style>
    <style:style style:name="T422" style:family="text">
      <style:text-properties officeooo:rsid="0b952edb"/>
    </style:style>
    <style:style style:name="T423" style:family="text">
      <style:text-properties loext:padding="0.049cm" loext:border="0.31pt solid #000000"/>
    </style:style>
    <style:style style:name="T424" style:family="text">
      <style:text-properties officeooo:rsid="0ec3cb48"/>
    </style:style>
    <style:style style:name="T425" style:family="text">
      <style:text-properties officeooo:rsid="0ec42890"/>
    </style:style>
    <style:style style:name="T426" style:family="text">
      <style:text-properties officeooo:rsid="0ec6fcb2"/>
    </style:style>
    <style:style style:name="T427" style:family="text">
      <style:text-properties officeooo:rsid="0e3b8d4d"/>
    </style:style>
    <style:style style:name="T428" style:family="text">
      <style:text-properties officeooo:rsid="0e2b2f17"/>
    </style:style>
    <style:style style:name="T429" style:family="text">
      <style:text-properties officeooo:rsid="0e3cac9e"/>
    </style:style>
    <style:style style:name="T430" style:family="text">
      <style:text-properties officeooo:rsid="0e3dd250"/>
    </style:style>
    <style:style style:name="T431" style:family="text">
      <style:text-properties officeooo:rsid="0eef9ccc"/>
    </style:style>
    <style:style style:name="T432" style:family="text">
      <style:text-properties officeooo:rsid="0e5e443a"/>
    </style:style>
    <style:style style:name="T433" style:family="text">
      <style:text-properties officeooo:rsid="0efa461f"/>
    </style:style>
    <style:style style:name="T434" style:family="text">
      <style:text-properties officeooo:rsid="0efc0412"/>
    </style:style>
    <style:style style:name="T435" style:family="text">
      <style:text-properties officeooo:rsid="0efc9c1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<text:span text:style-name="T280">C</text:span><text:span text:style-name="T279">hecklist voor </text:span><text:span text:style-name="T281">de installatie</text:span><text:span text:style-name="T279"> van </text:span><text:reference-mark-start text:name="Distributie"/><text:span text:style-name="T282">Debian</text:span><text:reference-mark-end text:name="Distributie"/><text:span text:style-name="T283"> </text:span><text:span text:style-name="T284">GNU/Linux </text:span><text:reference-mark-start text:name="Versie"/><text:span text:style-name="T282">1</text:span><text:span text:style-name="T285">1</text:span><text:reference-mark-end text:name="Versie"/><text:span text:style-name="Strong_20_Emphasis"><text:span text:style-name="T319"> </text:span></text:span><text:span text:style-name="Strong_20_Emphasis"><text:span text:style-name="T320">LTS</text:span></text:span><text:span text:style-name="T286"><text:note text:id="ftn1" text:note-class="footnote"><text:note-citation>1</text:note-citation><text:note-body><text:p text:style-name="P30"><text:span text:style-name="T416">Deze versie heeft codenaam </text:span><text:span text:style-name="T366">B</text:span><text:span text:style-name="T367">ullseye</text:span><text:span text:style-name="T417"> </text:span><text:span text:style-name="T418">(</text:span><text:span text:style-name="T367">bullseye</text:span><text:span text:style-name="T418">)</text:span><text:span text:style-name="T417"> </text:span><text:span text:style-name="T368">en is een zogenaamde LTS-versie (</text:span><text:span text:style-name="T369">LTS=</text:span><text:span text:style-name="T368">Long-Term Support, langetermijnondersteuning). <text:s/></text:span><text:span text:style-name="T370">Deze</text:span><text:span text:style-name="T368"> LTS-versie versch</text:span><text:span text:style-name="T370">een </text:span><text:span text:style-name="T371">in </text:span><text:span text:style-name="T372">augustus</text:span><text:span text:style-name="T368"> 20</text:span><text:span text:style-name="T372">2</text:span><text:span text:style-name="T370">1</text:span><text:span text:style-name="T368"> en wordt </text:span><text:span text:style-name="T376">standaard </text:span><text:span text:style-name="T368">vanaf vrijgave </text:span><text:span text:style-name="T371">vijf</text:span><text:span text:style-name="T368"> jaar ondersteund</text:span><text:span text:style-name="T373"> </text:span><text:span text:style-name="T368">(</text:span><text:span text:style-name="T374">updates </text:span><text:span text:style-name="T368">tot </text:span><text:span text:style-name="T372">augustus</text:span><text:span text:style-name="T370"> </text:span><text:span text:style-name="T368">202</text:span><text:span text:style-name="T372">6</text:span><text:span text:style-name="T373">)</text:span><text:span text:style-name="T375">.</text:span></text:p></text:note-body></text:note></text:span><text:span text:style-name="T287"> </text:span><text:reference-mark-start text:name="Editie"/><text:span text:style-name="T288">desktop</text:span><text:reference-mark-end text:name="Editie"/><text:span text:style-name="T289">.</text:span></text:p>
      <text:p text:style-name="P4"/>
      <text:p text:style-name="Standard"><text:span text:style-name="T40">Kijk op</text:span><text:span text:style-name="T311"> </text:span><text:a xlink:type="simple" xlink:href="https://karelzimmer.nl/" text:style-name="Internet_20_link" text:visited-style-name="Visited_20_Internet_20_Link"><text:span text:style-name="T11">karelzimmer.nl</text:span></text:a><text:span text:style-name="T311"> </text:span><text:span text:style-name="T379">voor</text:span><text:span text:style-name="T380"> </text:span><text:span text:style-name="T381">deze en andere </text:span><text:span text:style-name="T41">checklists, scripts, </text:span><text:span text:style-name="T42">en informatie</text:span><text:span text:style-name="T41">.</text:span></text:p>
      <text:p text:style-name="P4"/>
      <text:p text:style-name="P4"><text:span text:style-name="T32">D</text:span><text:span text:style-name="T31">it is een invulbare PD</text:span><text:span text:style-name="T33">F</text:span><text:span text:style-name="T31"> met tekst- en keuzevakken; </text:span><text:span text:style-name="T34">a</text:span><text:span text:style-name="T31">fdrukken is niet noodzakelijk.</text:span></text:p>
      <text:p text:style-name="P39"/>
      <text:p text:style-name="P38"><text:span text:style-name="T1">V</text:span><text:span text:style-name="T21">ul de waarden in het tekstvak achter de </text:span><text:span text:style-name="Definition"><text:span text:style-name="T10">schuingedrukte</text:span></text:span><text:span text:style-name="T1"> </text:span><text:span text:style-name="T22">woorden </text:span><text:span text:style-name="T382">(zie toelichting)</text:span><text:span text:style-name="T22">:</text:span></text:p>
      <text:p text:style-name="P33"><text:span text:style-name="Definition"><text:span text:style-name="T384">g</text:span></text:span><text:span text:style-name="Definition"><text:span text:style-name="T383">ebruiker</text:span></text:span><text:span text:style-name="Definition"><text:span text:style-name="T388"><text:tab/><text:tab/></text:span></text:span><text:span text:style-name="Definition"><text:span text:style-name="T408"> <text:tab/><text:tab/></text:span></text:span><text:span text:style-name="T389"><draw:control text:anchor-type="as-char" svg:y="-0.429cm" draw:z-index="11" draw:name="Gebruiker" draw:style-name="gr2" draw:text-style-name="P121" svg:width="6.061cm" svg:height="0.6cm" draw:control="control12"><svg:title>Gebruiker</svg:title><svg:desc>Volledige naam, bijv. Jan Stek</svg:desc></draw:control></text:span><text:span text:style-name="T389"><text:tab/></text:span><text:span text:style-name="T390">(</text:span><text:span text:style-name="T385">volledige naam, bijv. </text:span><text:span text:style-name="T403">J</text:span><text:span text:style-name="T404">a</text:span><text:span text:style-name="T403">n </text:span><text:span text:style-name="T404">Jansen</text:span><text:span text:style-name="T386">)</text:span></text:p>
      <text:p text:style-name="Standard"><text:span text:style-name="Definition"><text:span text:style-name="T384">g</text:span></text:span><text:span text:style-name="Definition"><text:span text:style-name="T383">ebruikersnaam<text:tab/></text:span></text:span><text:span text:style-name="Definition"><text:span text:style-name="T383"><draw:control text:anchor-type="as-char" svg:y="-0.429cm" draw:z-index="12" draw:name="Gberuikersnaam" draw:style-name="gr2" draw:text-style-name="P121" svg:width="6.061cm" svg:height="0.6cm" draw:control="control13"><svg:title>Gebruikersnaam</svg:title><svg:desc>Korte naam, bijv. jan</svg:desc></draw:control></text:span></text:span><text:span text:style-name="Definition"><text:span text:style-name="T383"><text:tab/></text:span></text:span><text:span text:style-name="T12">(korte naam, bijv. </text:span><text:span text:style-name="T308">j</text:span><text:span text:style-name="T309">a</text:span><text:span text:style-name="T308">n</text:span><text:span text:style-name="T12">)</text:span></text:p>
      <text:p text:style-name="P32"><text:span text:style-name="Definition"><text:span text:style-name="T392">c</text:span></text:span><text:span text:style-name="Definition"><text:span text:style-name="T391">omputernaam<text:tab/><text:tab/></text:span></text:span><text:span text:style-name="Definition"><text:span text:style-name="T389"><draw:control text:anchor-type="as-char" svg:y="-0.429cm" draw:z-index="13" draw:name="Computernaam" draw:style-name="gr2" draw:text-style-name="P121" svg:width="6.061cm" svg:height="0.6cm" draw:control="control14"><svg:title>Computernaam</svg:title><svg:desc>Unieke naam van de computer</svg:desc></draw:control></text:span></text:span><text:span text:style-name="Definition"><text:span text:style-name="T389"><text:tab/></text:span></text:span><text:span text:style-name="Definition"><text:span text:style-name="T395">(</text:span></text:span><text:span text:style-name="Definition"><text:span text:style-name="T396">naam van de compute</text:span></text:span><text:span text:style-name="Definition"><text:span text:style-name="T397">r, </text:span></text:span><text:span text:style-name="Definition"><text:span text:style-name="T398">bijv. p</text:span></text:span><text:span text:style-name="Definition"><text:span text:style-name="T399">c02</text:span></text:span><text:span text:style-name="Definition"><text:span text:style-name="T395">)</text:span></text:span></text:p>
      <text:p text:style-name="P32"><text:span text:style-name="Definition"><text:span text:style-name="T384">o</text:span></text:span><text:span text:style-name="Definition"><text:span text:style-name="T383">pstartmenu</text:span></text:span><text:span text:style-name="Definition"><text:span text:style-name="T389"><text:tab/><text:tab/><text:tab/></text:span></text:span><text:span text:style-name="Definition"><text:span text:style-name="T389"><draw:control text:anchor-type="as-char" svg:y="-0.429cm" draw:z-index="14" draw:name="Opstartmenu" draw:style-name="gr2" draw:text-style-name="P121" svg:width="6.061cm" svg:height="0.6cm" draw:control="control15"><svg:title>Opstartmenu</svg:title><svg:desc>Toets voor het opstartmenu ("bootmenu")</svg:desc></draw:control></text:span></text:span><text:span text:style-name="Definition"><text:span text:style-name="T389"><text:tab/></text:span></text:span><text:span text:style-name="Definition"><text:span text:style-name="T395">(</text:span></text:span><text:span text:style-name="Definition"><text:span text:style-name="T396">to</text:span></text:span><text:span text:style-name="Definition"><text:span text:style-name="T400">ets voor het opstartmedium</text:span></text:span><text:span text:style-name="Definition"><text:span text:style-name="T401">)</text:span></text:span></text:p>
      <text:p text:style-name="P32"><text:span text:style-name="Definition"><text:span text:style-name="T393">i</text:span></text:span><text:span text:style-name="Definition"><text:span text:style-name="T394">nstellingen</text:span></text:span><text:span text:style-name="T395"><text:tab/> <text:tab/><text:tab/></text:span><text:span text:style-name="T395"><draw:control text:anchor-type="as-char" svg:y="-0.429cm" draw:z-index="10" draw:name="Instellingen" draw:style-name="gr2" draw:text-style-name="P121" svg:width="6.061cm" svg:height="0.6cm" draw:control="control11"><svg:title>Instellingen</svg:title><svg:desc>Toets voor het BIOS/UEFI-scherm ("setup")</svg:desc></draw:control></text:span><text:span text:style-name="T395"><text:tab/>(</text:span><text:span text:style-name="T396">toets voor het BIOS/UEFI-scherm</text:span><text:span text:style-name="T395">)</text:span></text:p>
      <text:p text:style-name="P35"><text:span text:style-name="Definition"><text:span text:style-name="T406">g</text:span></text:span><text:span text:style-name="Definition"><text:span text:style-name="T405">ebruiker</text:span></text:span><text:span text:style-name="Definition"><text:span text:style-name="T407">2</text:span></text:span><text:span text:style-name="Definition"><text:span text:style-name="T388"><text:tab/></text:span></text:span><text:span text:style-name="Definition"><text:span text:style-name="T408"> <text:tab/><text:tab/></text:span></text:span><text:span text:style-name="T389"><draw:control text:anchor-type="as-char" svg:y="-0.429cm" draw:z-index="26" draw:name="Gebruiker 1" draw:style-name="gr2" draw:text-style-name="P121" svg:width="6.061cm" svg:height="0.6cm" draw:control="control27"><svg:title>Gebruiker</svg:title><svg:desc>Volledige naam, bijv. Jan Stek</svg:desc></draw:control></text:span><text:span text:style-name="T389"><text:tab/></text:span><text:span text:style-name="T390">(</text:span><text:span text:style-name="T385">volledige naam </text:span><text:span text:style-name="T387">evt. 2</text:span><text:span text:style-name="T409">e</text:span><text:span text:style-name="T387"> gebruiker</text:span><text:span text:style-name="T386">)</text:span></text:p>
      <text:p text:style-name="P105"><text:span text:style-name="Definition"><text:span text:style-name="T406">g</text:span></text:span><text:span text:style-name="Definition"><text:span text:style-name="T405">ebruikersnaam</text:span></text:span><text:span text:style-name="Definition"><text:span text:style-name="T407">2</text:span></text:span><text:span text:style-name="Definition"><text:span text:style-name="T383"><text:tab/></text:span></text:span><text:span text:style-name="Definition"><text:span text:style-name="T383"><draw:control text:anchor-type="as-char" svg:y="-0.429cm" draw:z-index="27" draw:name="Gberuikersnaam 1" draw:style-name="gr2" draw:text-style-name="P121" svg:width="6.061cm" svg:height="0.6cm" draw:control="control28"><svg:title>Gebruikersnaam</svg:title><svg:desc>Korte naam, bijv. jan</svg:desc></draw:control></text:span></text:span><text:span text:style-name="Definition"><text:span text:style-name="T383"><text:tab/></text:span></text:span><text:span text:style-name="T12">(korte naam</text:span><text:span text:style-name="T310"> </text:span><text:span text:style-name="T402">evt. 2</text:span><text:span text:style-name="T410">e</text:span><text:span text:style-name="T402"> gebruiker</text:span><text:span text:style-name="T12">)</text:span></text:p>
      <text:p text:style-name="P35"><text:span text:style-name="T296">Vervang </text:span><text:span text:style-name="Definition"><text:span text:style-name="T14">schuingedrukte</text:span></text:span><text:span text:style-name="T296"> </text:span><text:span text:style-name="T297">woorden </text:span><text:span text:style-name="T296">in deze checklist door </text:span><text:span text:style-name="T297">boven</text:span><text:span text:style-name="T296">staande waarden.</text:span></text:p>
      <text:p text:style-name="P40"/>
      <text:p text:style-name="P34"><text:span text:style-name="Strong_20_Emphasis"><text:span text:style-name="T304"/></text:span></text:p>
      <text:p text:style-name="P36"><text:span text:style-name="T306">Nog niet op Linux?</text:span><text:span text:style-name="T298"><text:tab/></text:span><text:span text:style-name="T301"><text:tab/></text:span><text:span text:style-name="T302">G</text:span><text:span text:style-name="T295">ebruik </text:span><text:span text:style-name="Strong_20_Emphasis"><text:span text:style-name="T307">Checklist migratie</text:span></text:span><text:span text:style-name="T295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299"> onder </text:span><text:span text:style-name="T305">Linux</text:span><text:span text:style-name="T300">.</text:span></text:p>
      <text:p text:style-name="P24"><text:span text:style-name="T277">Nieuwe installatie?</text:span><text:span text:style-name="T272"><text:tab/></text:span><text:span text:style-name="T274"></text:span><text:span text:style-name="T276"><text:tab/></text:span><text:span text:style-name="T275">B</text:span><text:span text:style-name="T272">egin bij hoofdstuk </text:span><text:span text:style-name="T277"><text:bookmark-ref text:reference-format="page" text:ref-name="__RefNumPara__4009_1271708128">2</text:bookmark-ref></text:span><text:span text:style-name="T277"><text:s text:c="2"/></text:span><text:span text:style-name="T278"><text:bookmark-ref text:reference-format="text" text:ref-name="__RefNumPara__4009_1271708128">Installatie uitvoeren</text:bookmark-ref></text:span><text:span text:style-name="T273">.</text:span></text:p>
      <text:p text:style-name="P31"><text:span text:style-name="Strong_20_Emphasis"><text:span text:style-name="T303"/></text:span></text:p>
      <text:list xml:id="list1563687795" text:style-name="L1">
        <text:list-item>
          <text:p text:style-name="P116"><text:bookmark-start text:name="__RefNumPara__4083_1271708128"/>Installatie voorbereide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3"><text:span text:style-name="Strong_20_Emphasis"><text:span text:style-name="T68"><text:s/></text:span></text:span><text:span text:style-name="Strong_20_Emphasis"><text:span text:style-name="T123"><draw:control text:anchor-type="as-char" draw:z-index="25" draw:name="Vorm 1" draw:style-name="gr1" draw:text-style-name="P120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2">Leg Wi<text:span text:style-name="T424">F</text:span>i-<text:span text:style-name="T425">gegevens vast zoals de naam v</text:span><text:span text:style-name="T426">a</text:span><text:span text:style-name="T425">n het netwerk (SSID) en wachtwoord</text:span><text:span text:style-name="Strong_20_Emphasis"><text:span text:style-name="T122"><text:note text:id="ftn2" text:note-class="footnote"><text:note-citation>2</text:note-citation><text:note-body><text:p text:style-name="P97"><text:span text:style-name="User_20_Entry"><text:span text:style-name="T224">Bijv. </text:span></text:span><text:span text:style-name="User_20_Entry"><text:span text:style-name="T223">met </text:span></text:span><text:span text:style-name="User_20_Entry"><text:span text:style-name="T250">Terminalvenster</text:span></text:span><text:span text:style-name="User_20_Entry"><text:span text:style-name="T222"> </text:span></text:span><text:span text:style-name="User_20_Entry"><text:span text:style-name="T224">opdracht</text:span></text:span><text:span text:style-name="User_20_Entry"><text:span text:style-name="T222">: </text:span></text:span><text:span text:style-name="User_20_Entry"><text:span text:style-name="T269">sudo </text:span></text:span><text:span text:style-name="User_20_Entry"><text:span text:style-name="T271">more</text:span></text:span><text:span text:style-name="User_20_Entry"><text:span text:style-name="T269"> </text:span></text:span><text:span text:style-name="User_20_Entry"><text:span text:style-name="T270">/etc/NetworkManager/system-connections/</text:span></text:span><text:span text:style-name="User_20_Entry"><text:span text:style-name="T269">*</text:span></text:span></text:p></text:note-body></text:note></text:span></text:span><text:span text:style-name="Strong_20_Emphasis"><text:span text:style-name="T122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99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0" draw:name="Vorm3" draw:style-name="gr1" draw:text-style-name="P12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9"><text:span text:style-name="Strong_20_Emphasis"><text:span text:style-name="T68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69"><text:note text:id="ftn3" text:note-class="footnote"><text:note-citation>3</text:note-citation><text:note-body><text:p text:style-name="P28"><text:span text:style-name="T260">E</text:span><text:span text:style-name="T261">v</text:span><text:span text:style-name="T262">en</text:span><text:span text:style-name="T264">t</text:span><text:span text:style-name="T265">uele </text:span><text:span text:style-name="T266">extra </text:span><text:span text:style-name="T268">gebruiker</text:span><text:span text:style-name="T266">s aanmelden </text:span><text:span text:style-name="T267">en dezelfde stappen uitvoeren</text:span><text:span text:style-name="T263">.</text:span></text:p></text:note-body></text:note></text:span></text:span><text:span text:style-name="Strong_20_Emphasis"><text:span text:style-name="T69">.</text:span></text:span></text:p>
          </table:table-cell>
        </table:table-row>
        <table:table-row table:style-name="TableLine94612175373472">
          <table:table-cell table:style-name="_31_._5f_Installatie_5f_voorbereiden.A1" office:value-type="string">
            <text:p text:style-name="P61"><text:span text:style-name="Strong_20_Emphasis"><text:span text:style-name="T68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612175373760">
          <table:table-cell table:style-name="_31_._5f_Installatie_5f_voorbereid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15" draw:name="Vorm4" draw:style-name="gr1" draw:text-style-name="P120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112"><text:span text:style-name="Strong_20_Emphasis"><text:span text:style-name="T68">Installeer </text:span></text:span><text:span text:style-name="Strong_20_Emphasis"><text:span text:style-name="T119">pakket kz met </text:span></text:span><text:span text:style-name="Strong_20_Emphasis"><text:span text:style-name="T118">scripts en documenten van Karel Zimmer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4" text:note-class="footnote"><text:note-citation>4</text:note-citation><text:note-body><text:p text:style-name="P25"><text:span text:style-name="T290">De </text:span><text:span text:style-name="T291">Super</text:span><text:span text:style-name="T290">-toets is de Windows</text:span><text:span text:style-name="T292">-</text:span><text:span text:style-name="T293">toets</text:span><text:span text:style-name="T290">, </text:span><text:span text:style-name="T292">C</text:span><text:span text:style-name="T290">ommand-</text:span><text:span text:style-name="T293">toets</text:span><text:span text:style-name="T290">, of </text:span><text:span text:style-name="T292">V</text:span><text:span text:style-name="T290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4">ter</text:span></text:span><text:span text:style-name="Strong_20_Emphasis"><text:span text:style-name="T155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6">Terminalvenster</text:span></text:span><text:span text:style-name="Strong_20_Emphasis"><text:span text:style-name="T79">.</text:span></text:span><text:span text:style-name="Strong_20_Emphasis"><text:span text:style-name="T76"> </text:span></text:span></text:p>
          </table:table-cell>
        </table:table-row>
        <table:table-row table:style-name="TableLine94612175374048">
          <table:table-cell table:style-name="_31_._5f_Installatie_5f_voorbereiden.A1" office:value-type="string">
            <text:p text:style-name="P72"><text:span text:style-name="Strong_20_Emphasis"><text:span text:style-name="T68"/></text:span></text:p>
          </table:table-cell>
          <table:table-cell table:style-name="_31_._5f_Installatie_5f_voorbereiden.A1" office:value-type="string">
            <text:p text:style-name="P76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81">z</text:span></text:span><text:span text:style-name="Strong_20_Emphasis"><text:span text:style-name="T76">e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5">sudo</text:span></text:span><text:span text:style-name="User_20_Entry"><text:span text:style-name="T36"> </text:span></text:span><text:span text:style-name="User_20_Entry"><text:span text:style-name="T35">apt install wget</text:span></text:span></text:p>
            <text:p text:style-name="P76"><text:span text:style-name="User_20_Entry"><text:span text:style-name="T36">wget karelzimmer.nl/</text:span></text:span><text:span text:style-name="User_20_Entry"><text:span text:style-name="T37">kz</text:span></text:span><text:span text:style-name="User_20_Entry"><text:span text:style-name="T36"><text:line-break/>bash </text:span></text:span><text:span text:style-name="User_20_Entry"><text:span text:style-name="T37">kz</text:span></text:span></text:p>
          </table:table-cell>
        </table:table-row>
        <table:table-row table:style-name="TableLine9461217537433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2"><text:span text:style-name="T3">V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61217537462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612175374912">
          <table:table-cell table:style-name="_31_._5f_Installatie_5f_voorbereid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1" draw:name="Vorm6" draw:style-name="gr1" draw:text-style-name="P12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72">Bereid de installatie voor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85">druk </text:span></text:span><text:span text:style-name="Strong_20_Emphasis"><text:span text:style-name="T86">op de </text:span></text:span><text:span text:style-name="Strong_20_Emphasis"><text:span text:style-name="T87">Super</text:span></text:span><text:span text:style-name="Strong_20_Emphasis"><text:span text:style-name="T86">-toets</text:span></text:span><text:span text:style-name="Strong_20_Emphasis"><text:span text:style-name="T38"><text:note-ref text:note-class="footnote" text:reference-format="text" text:ref-name="ftn4">4</text:note-ref></text:span></text:span><text:span text:style-name="Strong_20_Emphasis"><text:span text:style-name="T72">, </text:span></text:span><text:span text:style-name="Strong_20_Emphasis"><text:span text:style-name="T88">t</text:span></text:span><text:span text:style-name="Strong_20_Emphasis"><text:span text:style-name="T75">yp </text:span></text:span><text:span text:style-name="Strong_20_Emphasis"><text:span text:style-name="T157">men</text:span></text:span><text:span text:style-name="Strong_20_Emphasis"><text:span text:style-name="T158">u</text:span></text:span><text:span text:style-name="Strong_20_Emphasis"><text:span text:style-name="T73"> </text:span></text:span><text:span text:style-name="Strong_20_Emphasis"><text:span text:style-name="T89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</text:span></text:span><text:span text:style-name="Strong_20_Emphasis"><text:span text:style-name="T124">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86">.</text:span></text:span></text:p>
          </table:table-cell>
        </table:table-row>
        <table:table-row table:style-name="TableLine94612175375200">
          <table:table-cell table:style-name="_31_._5f_Installatie_5f_voorbereiden.A1" office:value-type="string">
            <text:p text:style-name="P68"><text:span text:style-name="Strong_20_Emphasis"><text:span text:style-name="T68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90">K</text:span></text:span><text:span text:style-name="Strong_20_Emphasis"><text:span text:style-name="T91">ie</text:span></text:span><text:span text:style-name="Strong_20_Emphasis"><text:span text:style-name="T92">s</text:span></text:span><text:span text:style-name="Strong_20_Emphasis"><text:span text:style-name="T84"> </text:span></text:span><text:span text:style-name="Strong_20_Emphasis"><text:span text:style-name="T185">1</text:span></text:span><text:span text:style-name="Strong_20_Emphasis"><text:span text:style-name="T186"> </text:span></text:span><text:span text:style-name="Strong_20_Emphasis"><text:span text:style-name="T187">In</text:span></text:span><text:span text:style-name="Strong_20_Emphasis"><text:span text:style-name="T176">stallatie voorberei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95">v</text:span></text:span><text:span text:style-name="Strong_20_Emphasis"><text:span text:style-name="T84">olg de aanwijzingen op het scherm.</text:span></text:span></text:p>
          </table:table-cell>
        </table:table-row>
      </table:table>
      <text:p text:style-name="P43"/>
      <text:list xml:id="list201511550874547" text:continue-numbering="true" text:style-name="L1">
        <text:list-item>
          <text:p text:style-name="P117"><text:bookmark-start text:name="__RefNumPara__4009_1271708128"/>Installatie uitvoeren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12175205760">
          <table:table-cell table:style-name="_32_._5f_Installatie_5f_uitvoer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2" draw:name="Vorm9" draw:style-name="gr1" draw:text-style-name="P12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8"><text:span text:style-name="T346">Start de computer op vanaf </text:span><text:span text:style-name="T347">een </text:span><text:span text:style-name="T347"><text:reference-ref text:reference-format="text" text:ref-name="Distributie">Debian</text:reference-ref></text:span><text:span text:style-name="T347"><text:s/></text:span><text:span text:style-name="Strong_20_Emphasis"><text:span text:style-name="T312"><text:reference-ref text:reference-format="text" text:ref-name="Versie">11</text:reference-ref></text:span></text:span><text:span text:style-name="Strong_20_Emphasis"><text:span text:style-name="T312"><text:s/></text:span></text:span><text:span text:style-name="T348">(</text:span><text:span text:style-name="T349">Live</text:span><text:span text:style-name="T212"><text:note text:id="ftn5" text:note-class="footnote"><text:note-citation>1</text:note-citation><text:note-body><text:p text:style-name="P29"><text:span text:style-name="T411">Vanaf ee</text:span>n Live <text:span text:style-name="T414">USB-stick </text:span><text:span text:style-name="T431">(</text:span><text:span text:style-name="T414">of </text:span><text:span text:style-name="T431">cd/dvd</text:span><text:span text:style-name="T377">)</text:span><text:span text:style-name="T415"> </text:span>kunt <text:span text:style-name="T411">u opstarten en</text:span> met <text:reference-ref text:reference-format="text" text:ref-name="Distributie">Debian</text:reference-ref><text:s/>werken zonder deze te installeren.</text:p></text:note-body></text:note></text:span><text:span text:style-name="T213">)</text:span><text:span text:style-name="T211"> </text:span><text:span text:style-name="T214">GNOME</text:span><text:span text:style-name="T211"> </text:span><text:span text:style-name="T215">USB-stick</text:span><text:span text:style-name="T215"><text:note text:id="ftn6" text:note-class="footnote"><text:note-citation>2</text:note-citation><text:note-body><text:p text:style-name="P98"><text:span text:style-name="T23">D</text:span><text:span text:style-name="Strong_20_Emphasis"><text:span text:style-name="T225">ow</text:span></text:span><text:span text:style-name="Strong_20_Emphasis"><text:span text:style-name="T226">nload </text:span></text:span><text:span text:style-name="Strong_20_Emphasis"><text:span text:style-name="T218">e</text:span></text:span><text:span text:style-name="Strong_20_Emphasis"><text:span text:style-name="T227">e</text:span></text:span><text:span text:style-name="Strong_20_Emphasis"><text:span text:style-name="T228">n</text:span></text:span><text:span text:style-name="Strong_20_Emphasis"><text:span text:style-name="T258"> </text:span></text:span><text:span text:style-name="Strong_20_Emphasis"><text:span text:style-name="T226">Live CD </text:span></text:span><text:span text:style-name="Strong_20_Emphasis"><text:span text:style-name="T229">v</text:span></text:span><text:span text:style-name="Strong_20_Emphasis"><text:span text:style-name="T230">anaf</text:span></text:span><text:span text:style-name="Strong_20_Emphasis"><text:span text:style-name="T231"> </text:span></text:span><text:a xlink:type="simple" xlink:href="https://www.debian.org/CD/live/" text:style-name="Internet_20_link" text:visited-style-name="Visited_20_Internet_20_Link"><text:span text:style-name="Strong_20_Emphasis"><text:span text:style-name="T419">debian.org/cd/live</text:span></text:span></text:a><text:span text:style-name="Strong_20_Emphasis"><text:span text:style-name="T231">, blader naar beneden en klik op </text:span></text:span><text:span text:style-name="Strong_20_Emphasis"><text:span text:style-name="T245">unofficial live images for stable with firmware included</text:span></text:span><text:span text:style-name="Strong_20_Emphasis"><text:span text:style-name="T231">. Klik vervolgens door </text:span></text:span><text:span text:style-name="Strong_20_Emphasis"><text:span text:style-name="T219">naar</text:span></text:span><text:span text:style-name="Strong_20_Emphasis"><text:span text:style-name="T231"> </text:span></text:span><text:span text:style-name="Strong_20_Emphasis"><text:span text:style-name="T245">amd64</text:span></text:span><text:span text:style-name="Strong_20_Emphasis"><text:span text:style-name="T231"> en </text:span></text:span><text:span text:style-name="Strong_20_Emphasis"><text:span text:style-name="T245">iso-hybrid</text:span></text:span><text:span text:style-name="Strong_20_Emphasis"><text:span text:style-name="T231">. </text:span></text:span><text:span text:style-name="Strong_20_Emphasis"><text:span text:style-name="T219">D</text:span></text:span><text:span text:style-name="Strong_20_Emphasis"><text:span text:style-name="T232">aar aangekomen kies </text:span></text:span><text:span text:style-name="T246">debian-live-11</text:span><text:span text:style-name="T247">-</text:span><text:span text:style-name="T246">amd-64-</text:span><text:span text:style-name="T247">gnome</text:span><text:span text:style-name="T248">+non-fre</text:span><text:span text:style-name="T249">e</text:span><text:span text:style-name="T248">.iso</text:span><text:span text:style-name="Strong_20_Emphasis"><text:span text:style-name="T226">, </text:span></text:span><text:span text:style-name="Strong_20_Emphasis"><text:span text:style-name="T225">e</text:span></text:span><text:span text:style-name="Strong_20_Emphasis"><text:span text:style-name="T233">n </text:span></text:span><text:span text:style-name="T23">plaats een USB-stick </text:span><text:span text:style-name="T24">van </text:span><text:span text:style-name="T23">min</text:span><text:span text:style-name="T25">imaal </text:span><text:span text:style-name="T23">4 GB.</text:span></text:p><text:p text:style-name="P95"><text:span text:style-name="T23"><text:tab/></text:span><text:span text:style-name="Strong_20_Emphasis"><text:span text:style-name="T220">G</text:span></text:span><text:span text:style-name="Strong_20_Emphasis"><text:span text:style-name="T234">ebruik </text:span></text:span><text:span text:style-name="Strong_20_Emphasis"><text:span text:style-name="T235">het programma balenaEtche</text:span></text:span><text:span text:style-name="Strong_20_Emphasis"><text:span text:style-name="T236">r</text:span></text:span><text:span text:style-name="Strong_20_Emphasis"><text:span text:style-name="T235"> </text:span></text:span><text:span text:style-name="Strong_20_Emphasis"><text:span text:style-name="T237">(</text:span></text:span><text:a xlink:type="simple" xlink:href="https://www.balena.io/etcher/" text:style-name="Internet_20_link" text:visited-style-name="Visited_20_Internet_20_Link"><text:span text:style-name="Strong_20_Emphasis"><text:span text:style-name="T420">etcher.io</text:span></text:span></text:a><text:span text:style-name="Strong_20_Emphasis"><text:span text:style-name="T237">) </text:span></text:span><text:span text:style-name="Strong_20_Emphasis"><text:span text:style-name="T238">om de CD naar de USB-stick te schrijven</text:span></text:span><text:span text:style-name="Strong_20_Emphasis"><text:span text:style-name="T237">; </text:span></text:span><text:span text:style-name="Strong_20_Emphasis"><text:span text:style-name="T235">balenaEtche</text:span></text:span><text:span text:style-name="Strong_20_Emphasis"><text:span text:style-name="T236">r</text:span></text:span><text:span text:style-name="Strong_20_Emphasis"><text:span text:style-name="T239"> is</text:span></text:span><text:span text:style-name="Strong_20_Emphasis"><text:span text:style-name="T237"> </text:span></text:span><text:span text:style-name="Strong_20_Emphasis"><text:span text:style-name="T240">beschikbaar voor </text:span></text:span><text:span text:style-name="Strong_20_Emphasis"><text:span text:style-name="T241">Windows, </text:span></text:span><text:span text:style-name="Strong_20_Emphasis"><text:span text:style-name="T242">OS X</text:span></text:span><text:span text:style-name="Strong_20_Emphasis"><text:span text:style-name="T235">, </text:span></text:span><text:span text:style-name="Strong_20_Emphasis"><text:span text:style-name="T237">en </text:span></text:span><text:span text:style-name="Strong_20_Emphasis"><text:span text:style-name="T243">GNU/</text:span></text:span><text:span text:style-name="Strong_20_Emphasis"><text:span text:style-name="T235">Linux</text:span></text:span><text:span text:style-name="Strong_20_Emphasis"><text:span text:style-name="T244">.</text:span></text:span></text:p></text:note-body></text:note></text:span><text:span text:style-name="T211">.</text:span></text:p>
            <text:p text:style-name="P63"><text:span text:style-name="T216">Opstartmenu/</text:span><text:span text:style-name="T217">boot menu</text:span><text:span text:style-name="T216"> </text:span><text:span text:style-name="T211">via </text:span><text:span text:style-name="Definition"><text:span text:style-name="T5">opstartmenu</text:span></text:span><text:span text:style-name="T211">, </text:span><text:span text:style-name="T216">instellingen/</text:span><text:span text:style-name="T217">setup</text:span><text:span text:style-name="T211"> via </text:span><text:span text:style-name="Definition"><text:span text:style-name="T5">instellingen</text:span></text:span><text:span text:style-name="T211">.</text:span></text:p>
          </table:table-cell>
        </table:table-row>
        <table:table-row table:style-name="TableLine94612175350656">
          <table:table-cell table:style-name="_32_._5f_Installatie_5f_uitvoeren.A1" office:value-type="string">
            <text:p text:style-name="P68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26">K</text:span></text:span><text:span text:style-name="Strong_20_Emphasis"><text:span text:style-name="T127">ies </text:span></text:span><text:span text:style-name="Strong_20_Emphasis"><text:span text:style-name="T128">eerste keuze </text:span></text:span><text:span text:style-name="Strong_20_Emphasis"><text:span text:style-name="T129">en druk op de </text:span></text:span><text:span text:style-name="Strong_20_Emphasis"><text:span text:style-name="T130">Enter</text:span></text:span><text:span text:style-name="Strong_20_Emphasis"><text:span text:style-name="T129">-toets.</text:span></text:span></text:p>
          </table:table-cell>
        </table:table-row>
        <table:table-row table:style-name="TableLine94612175529808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9"><text:span text:style-name="Strong_20_Emphasis"><text:span text:style-name="T68"><text:s/></text:span></text:span><text:span text:style-name="Strong_20_Emphasis"><text:span text:style-name="T123"><draw:control text:anchor-type="as-char" draw:z-index="19" draw:name="Vorm11_0" draw:style-name="gr1" draw:text-style-name="P12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3">O</text:span></text:span><text:span text:style-name="Strong_20_Emphasis"><text:span text:style-name="T44">p </text:span></text:span><text:span text:style-name="Strong_20_Emphasis"><text:span text:style-name="T45">d</text:span></text:span><text:span text:style-name="Strong_20_Emphasis"><text:span text:style-name="T44">e</text:span></text:span><text:span text:style-name="Strong_20_Emphasis"><text:span text:style-name="T46"> </text:span></text:span><text:span text:style-name="Strong_20_Emphasis"><text:span text:style-name="T44">scherm</text:span></text:span><text:span text:style-name="Strong_20_Emphasis"><text:span text:style-name="T45">en</text:span></text:span><text:span text:style-name="Strong_20_Emphasis"><text:span text:style-name="T44"> </text:span></text:span><text:span text:style-name="Strong_20_Emphasis"><text:span text:style-name="T167">Welcom</text:span></text:span><text:span text:style-name="Strong_20_Emphasis"><text:span text:style-name="T195">e</text:span></text:span><text:span text:style-name="Strong_20_Emphasis"><text:span text:style-name="T146"> </text:span></text:span><text:span text:style-name="Strong_20_Emphasis"><text:span text:style-name="T147">en </text:span></text:span><text:span text:style-name="Strong_20_Emphasis"><text:span text:style-name="T196">Typing </text:span></text:span><text:span text:style-name="Strong_20_Emphasis"><text:span text:style-name="T135">klik op </text:span></text:span><text:span text:style-name="Strong_20_Emphasis"><text:span text:style-name="T196">N</text:span></text:span><text:span text:style-name="Strong_20_Emphasis"><text:span text:style-name="T167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9"><text:span text:style-name="Strong_20_Emphasis"><text:span text:style-name="T47">Als het scherm </text:span></text:span><text:span text:style-name="Strong_20_Emphasis"><text:span text:style-name="T169">Wi-Fi</text:span></text:span><text:span text:style-name="Strong_20_Emphasis"><text:span text:style-name="T47"> verschijnt, kies een draadloos netwerk, maak verbinding, en klik op</text:span></text:span><text:span text:style-name="Strong_20_Emphasis"><text:span text:style-name="T135"> </text:span></text:span><text:span text:style-name="Strong_20_Emphasis"><text:span text:style-name="T196">N</text:span></text:span><text:span text:style-name="Strong_20_Emphasis"><text:span text:style-name="T167">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3">O</text:span></text:span><text:span text:style-name="Strong_20_Emphasis"><text:span text:style-name="T44">p het</text:span></text:span><text:span text:style-name="Strong_20_Emphasis"><text:span text:style-name="T46"> </text:span></text:span><text:span text:style-name="Strong_20_Emphasis"><text:span text:style-name="T44">scherm </text:span></text:span><text:span text:style-name="Strong_20_Emphasis"><text:span text:style-name="T196">Privacy</text:span></text:span><text:span text:style-name="Strong_20_Emphasis"><text:span text:style-name="T146"> </text:span></text:span><text:span text:style-name="Strong_20_Emphasis"><text:span text:style-name="T135">klik op </text:span></text:span><text:span text:style-name="Strong_20_Emphasis"><text:span text:style-name="T196">Next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131">O</text:span></text:span><text:span text:style-name="Strong_20_Emphasis"><text:span text:style-name="T136">p het scherm </text:span></text:span><text:span text:style-name="Strong_20_Emphasis"><text:span text:style-name="T175">Connect Your Online Accounts</text:span></text:span><text:span text:style-name="Strong_20_Emphasis"><text:span text:style-name="T136"> </text:span></text:span><text:span text:style-name="Strong_20_Emphasis"><text:span text:style-name="T137">klik </text:span></text:span><text:span text:style-name="Strong_20_Emphasis"><text:span text:style-name="T136">op </text:span></text:span><text:span text:style-name="Strong_20_Emphasis"><text:span text:style-name="T175">Skip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3">O</text:span></text:span><text:span text:style-name="Strong_20_Emphasis"><text:span text:style-name="T44">p het</text:span></text:span><text:span text:style-name="Strong_20_Emphasis"><text:span text:style-name="T46"> </text:span></text:span><text:span text:style-name="Strong_20_Emphasis"><text:span text:style-name="T44">scherm </text:span></text:span><text:span text:style-name="Strong_20_Emphasis"><text:span text:style-name="T195">Setup Complete</text:span></text:span><text:span text:style-name="Strong_20_Emphasis"><text:span text:style-name="T197"> </text:span></text:span><text:span text:style-name="Strong_20_Emphasis"><text:span text:style-name="T135">klik op </text:span></text:span><text:span text:style-name="Strong_20_Emphasis"><text:span text:style-name="T195">Start Using Debian GNU/Linux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8">Sluit het scherm </text:span></text:span><text:span text:style-name="Strong_20_Emphasis"><text:span text:style-name="T198">Getting Started</text:span></text:span><text:span text:style-name="Strong_20_Emphasis"><text:span text:style-name="T4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612175548800">
          <table:table-cell table:style-name="_32_._5f_Installatie_5f_uitvoeren.A1" office:value-type="string">
            <text:p text:style-name="P74"><text:span text:style-name="Strong_20_Emphasis"><text:span text:style-name="T68"><text:s/></text:span></text:span><text:span text:style-name="Strong_20_Emphasis"><text:span text:style-name="T123"><draw:control text:anchor-type="as-char" draw:z-index="17" draw:name="Vorm13_1" draw:style-name="gr1" draw:text-style-name="P120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49">Start de installatie</text:span></text:span><text:span text:style-name="Strong_20_Emphasis"><text:span text:style-name="T138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96">klik op </text:span></text:span><text:span text:style-name="Strong_20_Emphasis"><text:span text:style-name="T159">Activities</text:span></text:span><text:span text:style-name="Strong_20_Emphasis"><text:span text:style-name="T96"> en </text:span></text:span><text:span text:style-name="Strong_20_Emphasis"><text:span text:style-name="T97">een </text:span></text:span><text:span text:style-name="Strong_20_Emphasis"><text:span text:style-name="T96">klik op</text:span></text:span><text:span text:style-name="Strong_20_Emphasis"><text:span text:style-name="T98"> </text:span></text:span><text:span text:style-name="Strong_20_Emphasis"><text:span text:style-name="T160">Install Debian</text:span></text:span><text:span text:style-name="Strong_20_Emphasis"><text:span text:style-name="T50">.</text:span></text:span></text:p>
          </table:table-cell>
        </table:table-row>
        <table:table-row table:style-name="TableLine94612175549312">
          <table:table-cell table:style-name="_32_._5f_Installatie_5f_uitvoeren.A1" office:value-type="string">
            <text:p text:style-name="P68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49">Bij </text:span></text:span><text:span text:style-name="Strong_20_Emphasis"><text:span text:style-name="T170">Welcome</text:span></text:span><text:span text:style-name="Strong_20_Emphasis"><text:span text:style-name="T49"> kies </text:span></text:span><text:span text:style-name="Strong_20_Emphasis"><text:span text:style-name="T170">Nederlands</text:span></text:span><text:span text:style-name="Strong_20_Emphasis"><text:span text:style-name="T49"> en klik op </text:span></text:span><text:span text:style-name="Strong_20_Emphasis"><text:span text:style-name="T170">Volgende</text:span></text:span><text:span text:style-name="Strong_20_Emphasis"><text:span text:style-name="T49">.</text:span></text:span></text:p>
          </table:table-cell>
        </table:table-row>
        <table:table-row table:style-name="TableLine94612175549936">
          <table:table-cell table:style-name="_32_._5f_Installatie_5f_uitvoeren.A1" office:value-type="string">
            <text:p text:style-name="P82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9">Bij <text:span text:style-name="T412">Locatie</text:span> kies bij <text:span text:style-name="T412">Regio</text:span> voor <text:span text:style-name="T412">Europa</text:span> en klik op <text:span text:style-name="T412">Volgende</text:span>.</text:p>
          </table:table-cell>
        </table:table-row>
        <table:table-row table:style-name="TableLine94612175550560">
          <table:table-cell table:style-name="_32_._5f_Installatie_5f_uitvoeren.A1" office:value-type="string">
            <text:p text:style-name="P82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9">Bij <text:span text:style-name="T412">Toetsenbord</text:span> kies <text:span text:style-name="T412">English (US)</text:span> en klik op <text:span text:style-name="T412">Volgende</text:span>.</text:p>
          </table:table-cell>
        </table:table-row>
        <table:table-row table:style-name="TableLine9461217555118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612175551808">
          <table:table-cell table:style-name="_32_._5f_Installatie_5f_uitvoeren.A1" office:value-type="string">
            <text:p text:style-name="P82"><text:span text:style-name="Strong_20_Emphasis"><text:span text:style-name="T68"><text:s/></text:span></text:span><text:span text:style-name="Strong_20_Emphasis"><text:span text:style-name="T123"><draw:control text:anchor-type="as-char" draw:z-index="20" draw:name="Vorm13_4" draw:style-name="gr1" draw:text-style-name="P120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0"><text:span text:style-name="T6">Bij </text:span><text:span text:style-name="T20">Partities</text:span><text:span text:style-name="T6"> </text:span><text:span text:style-name="T328">selecteer</text:span><text:span text:style-name="T6"> </text:span><text:span text:style-name="T7">de </text:span><text:span text:style-name="T6">gewenste </text:span><text:span text:style-name="T329">optie</text:span><text:span text:style-name="Strong_20_Emphasis"><text:span text:style-name="T49"> </text:span></text:span><text:span text:style-name="Strong_20_Emphasis"><text:span text:style-name="T51">en klik op </text:span></text:span><text:span text:style-name="Strong_20_Emphasis"><text:span text:style-name="T171">Volgende</text:span></text:span><text:span text:style-name="Strong_20_Emphasis"><text:span text:style-name="T51">.</text:span></text:span></text:p>
          </table:table-cell>
        </table:table-row>
        <table:table-row table:style-name="TableLine9461217555243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612175590272">
          <table:table-cell table:style-name="_32_._5f_Installatie_5f_uitvoer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3" draw:name="Vorm13" draw:style-name="gr1" draw:text-style-name="P12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1"><text:span text:style-name="Strong_20_Emphasis"><text:span text:style-name="T132">Bij </text:span></text:span><text:span text:style-name="Strong_20_Emphasis"><text:span text:style-name="T168">Gebruikers</text:span></text:span><text:span text:style-name="Strong_20_Emphasis"><text:span text:style-name="T132"> vul in </text:span></text:span><text:span text:style-name="Strong_20_Emphasis"><text:span text:style-name="T172">Wat is je naam?</text:span></text:span><text:span text:style-name="Strong_20_Emphasis"><text:span text:style-name="T52"> </text:span></text:span><text:span text:style-name="Definition"><text:span text:style-name="T15">gebruiker</text:span></text:span><text:span text:style-name="Strong_20_Emphasis"><text:span text:style-name="T120">,</text:span></text:span><text:span text:style-name="Strong_20_Emphasis"><text:span text:style-name="T53"> </text:span></text:span><text:span text:style-name="Strong_20_Emphasis"><text:span text:style-name="T172">Welke naam wil je gebruiken om in te loggen?</text:span></text:span><text:span text:style-name="Strong_20_Emphasis"><text:span text:style-name="T53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49">, </text:span></text:span><text:span text:style-name="Strong_20_Emphasis"><text:span text:style-name="T173">Wat is de </text:span></text:span><text:span text:style-name="Strong_20_Emphasis"><text:span text:style-name="T172">naam van deze </text:span></text:span><text:span text:style-name="Strong_20_Emphasis"><text:span text:style-name="T173">computer</text:span></text:span><text:span text:style-name="Strong_20_Emphasis"><text:span text:style-name="T54"> </text:span></text:span><text:span text:style-name="Definition"><text:span text:style-name="T15">computernaam</text:span></text:span><text:span text:style-name="Strong_20_Emphasis"><text:span text:style-name="T52">, </text:span></text:span><text:span text:style-name="Strong_20_Emphasis"><text:span text:style-name="T53">v</text:span></text:span><text:span text:style-name="Strong_20_Emphasis"><text:span text:style-name="T52">ul </text:span></text:span><text:span text:style-name="Strong_20_Emphasis"><text:span text:style-name="T55">tweemaal het wachtwoord </text:span></text:span><text:span text:style-name="Strong_20_Emphasis"><text:span text:style-name="T52">in</text:span></text:span><text:span text:style-name="Strong_20_Emphasis"><text:span text:style-name="T151">,</text:span></text:span><text:span text:style-name="Strong_20_Emphasis"><text:span text:style-name="T52"> </text:span></text:span><text:span text:style-name="Strong_20_Emphasis"><text:span text:style-name="T56">en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77">V</text:span></text:span><text:span text:style-name="Strong_20_Emphasis"><text:span text:style-name="T178">olgende</text:span></text:span><text:span text:style-name="Strong_20_Emphasis"><text:span text:style-name="T43">.</text:span></text:span></text:p>
          </table:table-cell>
        </table:table-row>
        <table:table-row table:style-name="TableLine94612175590560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612175590848">
          <table:table-cell table:style-name="_32_._5f_Installatie_5f_uitvoer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4" draw:name="Vorm14" draw:style-name="gr1" draw:text-style-name="P12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57">Bij </text:span></text:span><text:span text:style-name="Strong_20_Emphasis"><text:span text:style-name="T199">Samenvatting</text:span></text:span><text:span text:style-name="Strong_20_Emphasis"><text:span text:style-name="T148"> </text:span></text:span><text:span text:style-name="Strong_20_Emphasis"><text:span text:style-name="T149">controleer het overzicht en</text:span></text:span><text:span text:style-name="Strong_20_Emphasis"><text:span text:style-name="T56">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79">Installeer</text:span></text:span><text:span text:style-name="Strong_20_Emphasis"><text:span text:style-name="T43">.</text:span></text:span></text:p>
          </table:table-cell>
        </table:table-row>
        <table:table-row table:style-name="TableLine94612175591136">
          <table:table-cell table:style-name="_32_._5f_Installatie_5f_uitvoeren.A1" office:value-type="string">
            <text:p text:style-name="P84"><text:span text:style-name="Strong_20_Emphasis"><text:span text:style-name="T68"/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57">Bij </text:span></text:span><text:span text:style-name="Strong_20_Emphasis"><text:span text:style-name="T200">Beëindigen</text:span></text:span><text:span text:style-name="Strong_20_Emphasis"><text:span text:style-name="T148"> </text:span></text:span><text:span text:style-name="Strong_20_Emphasis"><text:span text:style-name="T52">kl</text:span></text:span><text:span text:style-name="Strong_20_Emphasis"><text:span text:style-name="T43">ik op </text:span></text:span><text:span text:style-name="Strong_20_Emphasis"><text:span text:style-name="T180">Voltooid</text:span></text:span><text:span text:style-name="Strong_20_Emphasis"><text:span text:style-name="T43">.</text:span></text:span></text:p>
          </table:table-cell>
        </table:table-row>
        <table:table-row table:style-name="TableLine94612175591424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TableLine94612175591712">
          <table:table-cell table:style-name="_32_._5f_Installatie_5f_uitvoer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5" draw:name="Vorm20" draw:style-name="gr1" draw:text-style-name="P120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39">Verwijder </text:span></text:span><text:span text:style-name="Strong_20_Emphasis"><text:span text:style-name="T140">het </text:span></text:span><text:span text:style-name="Strong_20_Emphasis"><text:span text:style-name="T139">installatiemedium </text:span></text:span><text:span text:style-name="Strong_20_Emphasis"><text:span text:style-name="T141">en</text:span></text:span><text:span text:style-name="Strong_20_Emphasis"><text:span text:style-name="T139"> </text:span></text:span><text:span text:style-name="Strong_20_Emphasis"><text:span text:style-name="T142">druk </text:span></text:span><text:span text:style-name="Strong_20_Emphasis"><text:span text:style-name="T143">op</text:span></text:span><text:span text:style-name="Strong_20_Emphasis"><text:span text:style-name="T142"> </text:span></text:span><text:span text:style-name="Strong_20_Emphasis"><text:span text:style-name="T129">de </text:span></text:span><text:span text:style-name="Strong_20_Emphasis"><text:span text:style-name="T130">Enter</text:span></text:span><text:span text:style-name="Strong_20_Emphasis"><text:span text:style-name="T129">-toets</text:span></text:span><text:span text:style-name="Strong_20_Emphasis"><text:span text:style-name="T144">.</text:span></text:span></text:p>
          </table:table-cell>
        </table:table-row>
      </table:table>
      <text:p text:style-name="P62"><text:span text:style-name="Strong_20_Emphasis"><text:span text:style-name="T142"/></text:span></text:p>
      <text:list xml:id="list201511044537133" text:continue-numbering="true" text:style-name="L1">
        <text:list-item>
          <text:p text:style-name="P119"><text:span text:style-name="Strong_20_Emphasis"><text:span text:style-name="T201">Installatie </text:span></text:span><text:span text:style-name="Strong_20_Emphasis"><text:span text:style-name="T202">afronden</text:span></text:span></text:p>
        </text:list-item>
      </text:list>
      <text:p text:style-name="P64"><text:span text:style-name="Strong_20_Emphasis"><text:span text:style-name="T5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12175504304">
          <table:table-cell table:style-name="_33_._5f_Installatie_5f_afronden.A1" office:value-type="string">
            <text:p text:style-name="P69"><text:span text:style-name="Strong_20_Emphasis"><text:span text:style-name="T68"><text:s/></text:span></text:span><text:span text:style-name="Strong_20_Emphasis"><text:span text:style-name="T123"><draw:control text:anchor-type="as-char" draw:z-index="6" draw:name="Vorm22" draw:style-name="gr1" draw:text-style-name="P12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58">Aanmelden als </text:span></text:span><text:span text:style-name="Definition"><text:span text:style-name="T15">gebruiker</text:span></text:span><text:span text:style-name="Strong_20_Emphasis"><text:span text:style-name="T58">.</text:span></text:span></text:p>
          </table:table-cell>
        </table:table-row>
        <table:table-row table:style-name="TableLine94612175751184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612175683696">
          <table:table-cell table:style-name="_33_._5f_Installatie_5f_afronden.A1" office:value-type="string">
            <text:p text:style-name="P77"><text:span text:style-name="Strong_20_Emphasis"><text:span text:style-name="T68"><text:s/></text:span></text:span><text:span text:style-name="Strong_20_Emphasis"><text:span text:style-name="T123"><draw:control text:anchor-type="as-char" draw:z-index="18" draw:name="Vorm22_1" draw:style-name="gr1" draw:text-style-name="P12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43">O</text:span></text:span><text:span text:style-name="Strong_20_Emphasis"><text:span text:style-name="T44">p </text:span></text:span><text:span text:style-name="Strong_20_Emphasis"><text:span text:style-name="T46">de volgende schermen volg de aanwijzingen en klik op</text:span></text:span><text:span text:style-name="Strong_20_Emphasis"><text:span text:style-name="T135"> </text:span></text:span><text:span text:style-name="Strong_20_Emphasis"><text:span text:style-name="T203">Volgende </text:span></text:span><text:span text:style-name="Strong_20_Emphasis"><text:span text:style-name="T150">of </text:span></text:span><text:span text:style-name="Strong_20_Emphasis"><text:span text:style-name="T204">Overslaan</text:span></text:span><text:span text:style-name="Strong_20_Emphasis"><text:span text:style-name="T135">.</text:span></text:span></text:p>
          </table:table-cell>
        </table:table-row>
        <table:table-row table:style-name="TableLine9461217580576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8"><text:span text:style-name="Strong_20_Emphasis"><text:span text:style-name="T43">O</text:span></text:span><text:span text:style-name="Strong_20_Emphasis"><text:span text:style-name="T44">p het scherm </text:span></text:span><text:span text:style-name="Strong_20_Emphasis"><text:span text:style-name="T205">Installatie Voltooid</text:span></text:span><text:span text:style-name="Strong_20_Emphasis"><text:span text:style-name="T197"> </text:span></text:span><text:span text:style-name="Strong_20_Emphasis"><text:span text:style-name="T135">klik op </text:span></text:span><text:span text:style-name="Strong_20_Emphasis"><text:span text:style-name="T205">Beginnen met</text:span></text:span><text:span text:style-name="Strong_20_Emphasis"><text:span text:style-name="T195"> Debian GNU/Linux</text:span></text:span><text:span text:style-name="Strong_20_Emphasis"><text:span text:style-name="T135">.</text:span></text:span></text:p>
          </table:table-cell>
        </table:table-row>
        <table:table-row table:style-name="TableLine9461217573312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1"><text:span text:style-name="Strong_20_Emphasis"><text:span text:style-name="T48">Sluit het scherm </text:span></text:span><text:span text:style-name="Strong_20_Emphasis"><text:span text:style-name="T206">Aan de slag</text:span></text:span><text:span text:style-name="Strong_20_Emphasis"><text:span text:style-name="T48">.</text:span></text:span></text:p>
          </table:table-cell>
        </table:table-row>
        <table:table-row table:style-name="TableLine9461217574496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7"><text:span text:style-name="Strong_20_Emphasis"><text:span text:style-name="T135"/></text:span></text:p>
          </table:table-cell>
        </table:table-row>
        <table:table-row table:style-name="TableLine94612175752816">
          <table:table-cell table:style-name="_33_._5f_Installatie_5f_afronden.A1" office:value-type="string">
            <text:p text:style-name="P69"><text:span text:style-name="Strong_20_Emphasis"><text:span text:style-name="T68"><text:s/></text:span></text:span><text:span text:style-name="Strong_20_Emphasis"><text:span text:style-name="T123"><draw:control text:anchor-type="as-char" draw:z-index="7" draw:name="Vorm23" draw:style-name="gr1" draw:text-style-name="P120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4"><text:span text:style-name="Strong_20_Emphasis"><text:span text:style-name="T59">Voeg </text:span></text:span><text:span text:style-name="Strong_20_Emphasis"><text:span text:style-name="T60">eventuele </text:span></text:span><text:span text:style-name="Strong_20_Emphasis"><text:span text:style-name="T61">extra </text:span></text:span><text:span text:style-name="Strong_20_Emphasis"><text:span text:style-name="T174">Standaard</text:span></text:span><text:span text:style-name="Strong_20_Emphasis"><text:span text:style-name="T67"> of </text:span></text:span><text:span text:style-name="Strong_20_Emphasis"><text:span text:style-name="T174">Beheerder</text:span></text:span><text:span text:style-name="Strong_20_Emphasis"><text:span text:style-name="T61"> </text:span></text:span><text:span text:style-name="Definition"><text:span text:style-name="T27">gebruiker</text:span></text:span><text:span text:style-name="Strong_20_Emphasis"><text:span text:style-name="T145">s </text:span></text:span><text:span text:style-name="Strong_20_Emphasis"><text:span text:style-name="T138">toe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73"><text:note text:id="ftn7" text:note-class="footnote"><text:note-citation>1</text:note-citation><text:note-body><text:p text:style-name="P26"><text:span text:style-name="T290">De </text:span><text:span text:style-name="T291">Super</text:span><text:span text:style-name="T290">-toets is de Windows</text:span><text:span text:style-name="T292">-</text:span><text:span text:style-name="T293">toets</text:span><text:span text:style-name="T290">, </text:span><text:span text:style-name="T292">C</text:span><text:span text:style-name="T290">ommand-</text:span><text:span text:style-name="T293">toets</text:span><text:span text:style-name="T290">, of </text:span><text:span text:style-name="T292">V</text:span><text:span text:style-name="T290">ergrootglas-toets.</text:span>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1">geb</text:span></text:span><text:span text:style-name="Strong_20_Emphasis"><text:span text:style-name="T162">r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</text:span></text:span><text:span text:style-name="Strong_20_Emphasis"><text:span text:style-name="T99">bij </text:span></text:span><text:span text:style-name="Strong_20_Emphasis"><text:span text:style-name="T181">Instellingen </text:span></text:span><text:span text:style-name="Strong_20_Emphasis"><text:span text:style-name="T100">rechts o</text:span></text:span><text:span text:style-name="Strong_20_Emphasis"><text:span text:style-name="T70">p </text:span></text:span><text:span text:style-name="Strong_20_Emphasis"><text:span text:style-name="T182">Gebruikers</text:span></text:span><text:span text:style-name="Strong_20_Emphasis"><text:span text:style-name="T101">.</text:span></text:span></text:p>
          </table:table-cell>
        </table:table-row>
        <table:table-row table:style-name="TableLine9461217561588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7"><text:span text:style-name="Strong_20_Emphasis"><text:span text:style-name="T133">Klik links</text:span></text:span><text:span text:style-name="Strong_20_Emphasis"><text:span text:style-name="T152"> </text:span></text:span><text:span text:style-name="Strong_20_Emphasis"><text:span text:style-name="T102">op </text:span></text:span><text:span text:style-name="Strong_20_Emphasis"><text:span text:style-name="T163">Ontgrendelen</text:span></text:span><text:span text:style-name="Strong_20_Emphasis"><text:span text:style-name="T102"> </text:span></text:span><text:span text:style-name="Strong_20_Emphasis"><text:span text:style-name="T103">en daarna op </text:span></text:span><text:span text:style-name="Strong_20_Emphasis"><text:span text:style-name="T188">Gebruik</text:span></text:span><text:span text:style-name="Strong_20_Emphasis"><text:span text:style-name="T189">er</text:span></text:span><text:span text:style-name="Strong_20_Emphasis"><text:span text:style-name="T188"> toevoegen</text:span></text:span><text:span text:style-name="Strong_20_Emphasis"><text:span text:style-name="T103">.</text:span></text:span></text:p>
          </table:table-cell>
        </table:table-row>
        <table:table-row table:style-name="TableLine9461217571259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7"><text:span text:style-name="Strong_20_Emphasis"><text:span text:style-name="T152">Sluit </text:span></text:span><text:span text:style-name="Strong_20_Emphasis"><text:span text:style-name="T188">Gebruiker toevoegen</text:span></text:span><text:span text:style-name="Strong_20_Emphasis"><text:span text:style-name="T103">.</text:span></text:span></text:p>
          </table:table-cell>
        </table:table-row>
        <table:table-row table:style-name="TableLine9461217574553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612175694608">
          <table:table-cell table:style-name="_33_._5f_Installatie_5f_afronden.A1" office:value-type="string">
            <text:p text:style-name="P69"><text:span text:style-name="Strong_20_Emphasis"><text:span text:style-name="T68"><text:s/></text:span></text:span><text:span text:style-name="Strong_20_Emphasis"><text:span text:style-name="T123"><draw:control text:anchor-type="as-char" draw:z-index="8" draw:name="Vorm25" draw:style-name="gr1" draw:text-style-name="P12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62">Controleer </text:span></text:span><text:span text:style-name="Strong_20_Emphasis"><text:span text:style-name="T63">of er updates zijn </text:span></text:span><text:span text:style-name="Strong_20_Emphasis"><text:span text:style-name="T64">via </text:span></text:span><text:span text:style-name="Strong_20_Emphasis"><text:span text:style-name="T72">een </text:span></text:span><text:span text:style-name="Strong_20_Emphasis"><text:span text:style-name="T104">druk</text:span></text:span><text:span text:style-name="Strong_20_Emphasis"><text:span text:style-name="T72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4">sof</text:span></text:span><text:span text:style-name="Strong_20_Emphasis"><text:span text:style-name="T155">t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90">Software</text:span></text:span><text:span text:style-name="Strong_20_Emphasis"><text:span text:style-name="T79">.</text:span></text:span></text:p>
          </table:table-cell>
        </table:table-row>
        <table:table-row table:style-name="TableLine94612175748032">
          <table:table-cell table:style-name="_33_._5f_Installatie_5f_afronden.A1" office:value-type="string">
            <text:p text:style-name="P69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93"><text:span text:style-name="T350">Klik op </text:span><text:span text:style-name="T362">Updates</text:span><text:span text:style-name="T351"> en a</text:span><text:span text:style-name="T352">ls</text:span><text:span text:style-name="T353"> </text:span><text:span text:style-name="T354">er </text:span><text:span text:style-name="T353">updates beschikbaar zijn, k</text:span><text:span text:style-name="T355">lik op </text:span><text:span text:style-name="Strong_20_Emphasis"><text:span text:style-name="T361">Downloaden</text:span></text:span><text:span text:style-name="T355"> </text:span><text:span text:style-name="T356">en vervolgens op </text:span><text:span text:style-name="T363">Herstarten &amp; bijwerken</text:span><text:span text:style-name="T356"> </text:span><text:span text:style-name="T357">en </text:span><text:span text:style-name="T363">Herstarten &amp; </text:span><text:span text:style-name="T364">installeren</text:span><text:span text:style-name="T365">.</text:span></text:p>
          </table:table-cell>
        </table:table-row>
        <table:table-row table:style-name="TableLine9461217580528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8"><text:span text:style-name="T358">Daarna weer </text:span><text:span text:style-name="T359">a</text:span><text:span text:style-name="T360">anmelden als </text:span><text:span text:style-name="Definition"><text:span text:style-name="T19">gebruiker</text:span></text:span><text:span text:style-name="T356">.</text:span></text:p>
          </table:table-cell>
        </table:table-row>
        <table:table-row table:style-name="TableLine9461217580259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612175743424">
          <table:table-cell table:style-name="_33_._5f_Installatie_5f_afronden.A1" office:value-type="string">
            <text:p text:style-name="P68"><text:span text:style-name="Strong_20_Emphasis"><text:span text:style-name="T68"><text:s/></text:span></text:span><text:span text:style-name="Strong_20_Emphasis"><text:span text:style-name="T123"><draw:control text:anchor-type="as-char" draw:z-index="16" draw:name="Vorm4_1" draw:style-name="gr1" draw:text-style-name="P120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112"><text:span text:style-name="Strong_20_Emphasis"><text:span text:style-name="T68">Installeer </text:span></text:span><text:span text:style-name="Strong_20_Emphasis"><text:span text:style-name="T119">pakket kz met </text:span></text:span><text:span text:style-name="Strong_20_Emphasis"><text:span text:style-name="T118">scripts en documenten van Karel Zimmer</text:span></text:span><text:span text:style-name="Strong_20_Emphasis"><text:span text:style-name="T68"> </text:span></text:span><text:span text:style-name="Strong_20_Emphasis"><text:span text:style-name="T70">via </text:span></text:span><text:span text:style-name="Strong_20_Emphasis"><text:span text:style-name="T72">een </text:span></text:span><text:span text:style-name="Strong_20_Emphasis"><text:span text:style-name="T73">druk op de </text:span></text:span><text:span text:style-name="Strong_20_Emphasis"><text:span text:style-name="T87">Super</text:span></text:span><text:span text:style-name="Strong_20_Emphasis"><text:span text:style-name="T73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54">ter</text:span></text:span><text:span text:style-name="Strong_20_Emphasis"><text:span text:style-name="T155">m</text:span></text:span><text:span text:style-name="Strong_20_Emphasis"><text:span text:style-name="T76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56">Terminalvenster</text:span></text:span><text:span text:style-name="Strong_20_Emphasis"><text:span text:style-name="T76">. </text:span></text:span></text:p>
          </table:table-cell>
        </table:table-row>
        <table:table-row table:style-name="TableLine94612175699904">
          <table:table-cell table:style-name="_33_._5f_Installatie_5f_afronden.A1" office:value-type="string">
            <text:p text:style-name="P72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75"><text:span text:style-name="T4">Typ</text:span><text:span text:style-name="Strong_20_Emphasis"><text:span text:style-name="T80">, of </text:span></text:span><text:span text:style-name="Strong_20_Emphasis"><text:span text:style-name="T76">kopieer en plak, de</text:span></text:span><text:span text:style-name="Strong_20_Emphasis"><text:span text:style-name="T105">z</text:span></text:span><text:span text:style-name="Strong_20_Emphasis"><text:span text:style-name="T106">e</text:span></text:span><text:span text:style-name="Strong_20_Emphasis"><text:span text:style-name="T76"> </text:span></text:span><text:span text:style-name="Strong_20_Emphasis"><text:span text:style-name="T82">drie </text:span></text:span><text:span text:style-name="Strong_20_Emphasis"><text:span text:style-name="T76">opdrachten, ieder gevolgd door de </text:span></text:span><text:span text:style-name="Strong_20_Emphasis"><text:span text:style-name="T71">Enter</text:span></text:span><text:span text:style-name="Strong_20_Emphasis"><text:span text:style-name="T70">-toets:<text:line-break/></text:span></text:span><text:span text:style-name="User_20_Entry"><text:span text:style-name="T35">sudo</text:span></text:span><text:span text:style-name="User_20_Entry"><text:span text:style-name="T36"> </text:span></text:span><text:span text:style-name="User_20_Entry"><text:span text:style-name="T35">apt install wget</text:span></text:span><text:span text:style-name="User_20_Entry"><text:span text:style-name="T36"><text:line-break/>wget karelzimmer.nl/</text:span></text:span><text:span text:style-name="User_20_Entry"><text:span text:style-name="T37">kz</text:span></text:span><text:span text:style-name="User_20_Entry"><text:span text:style-name="T36"><text:line-break/>bash </text:span></text:span><text:span text:style-name="User_20_Entry"><text:span text:style-name="T37">kz</text:span></text:span></text:p>
          </table:table-cell>
        </table:table-row>
        <table:table-row table:style-name="TableLine9461217574022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1"><text:span text:style-name="Strong_20_Emphasis"><text:span text:style-name="T82">V</text:span></text:span><text:span text:style-name="Strong_20_Emphasis"><text:span text:style-name="T83">olg </text:span></text:span><text:span text:style-name="Strong_20_Emphasis"><text:span text:style-name="T84">de aanwijzingen op het scherm.</text:span></text:span></text:p>
          </table:table-cell>
        </table:table-row>
        <table:table-row table:style-name="TableLine9461217580420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612175659344">
          <table:table-cell table:style-name="_33_._5f_Installatie_5f_afronden.A1" office:value-type="string">
            <text:p text:style-name="P69"><text:span text:style-name="Strong_20_Emphasis"><text:span text:style-name="T68"><text:s/></text:span></text:span><text:span text:style-name="Strong_20_Emphasis"><text:span text:style-name="T123"><draw:control text:anchor-type="as-char" draw:z-index="9" draw:name="Vorm33" draw:style-name="gr1" draw:text-style-name="P12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107">Rond de</text:span></text:span><text:span text:style-name="Strong_20_Emphasis"><text:span text:style-name="T108"> installatie </text:span></text:span><text:span text:style-name="Strong_20_Emphasis"><text:span text:style-name="T107">af</text:span></text:span><text:span text:style-name="Strong_20_Emphasis"><text:span text:style-name="T107"><text:note text:id="ftn8" text:note-class="footnote"><text:note-citation>2</text:note-citation><text:note-body><text:p text:style-name="P114">De installatie kan <text:span text:style-name="T432">ge</text:span>controle<text:span text:style-name="T432">e</text:span>r<text:span text:style-name="T432">d worden </text:span>op volledigheid met <text:span text:style-name="T434">bestand</text:span> <text:span text:style-name="T413">Persoonlijke map / kz / Apps</text:span>.</text:p></text:note-body></text:note></text:span></text:span><text:span text:style-name="Strong_20_Emphasis"><text:span text:style-name="T107"> </text:span></text:span><text:span text:style-name="Strong_20_Emphasis"><text:span text:style-name="T70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9"><text:note-ref text:note-class="footnote" text:reference-format="text" text:ref-name="ftn7">1</text:note-ref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5">men</text:span></text:span><text:span text:style-name="Strong_20_Emphasis"><text:span text:style-name="T158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73">.</text:span></text:span></text:p>
          </table:table-cell>
        </table:table-row>
        <table:table-row table:style-name="TableLine94612175563856">
          <table:table-cell table:style-name="_33_._5f_Installatie_5f_afronden.A1" office:value-type="string">
            <text:p text:style-name="P69"><text:span text:style-name="Strong_20_Emphasis"><text:span text:style-name="T68"/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1">3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1">v</text:span></text:span><text:span text:style-name="Strong_20_Emphasis"><text:span text:style-name="T84">olg de aanwijzingen op het scherm.</text:span></text:span></text:p>
          </table:table-cell>
        </table:table-row>
        <table:table-row table:style-name="TableLine94612175709872"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89"/>
          </table:table-cell>
        </table:table-row>
        <table:table-row table:style-name="TableLine94612175782608">
          <table:table-cell table:style-name="_33_._5f_Installatie_5f_afronden.A1" office:value-type="string">
            <text:p text:style-name="P101"><text:span text:style-name="Strong_20_Emphasis"><text:span text:style-name="T68"><text:s/></text:span></text:span><text:span text:style-name="Strong_20_Emphasis"><text:span text:style-name="T123"><draw:control text:anchor-type="as-char" draw:z-index="24" draw:name="Vorm33_0" draw:style-name="gr1" draw:text-style-name="P120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0">Herstart de computer</text:p>
          </table:table-cell>
        </table:table-row>
      </table:table>
      <text:p text:style-name="P64"><text:span text:style-name="Strong_20_Emphasis"><text:span text:style-name="T58"><text:tab/></text:span></text:span></text:p>
      <text:p text:style-name="P65"><text:span text:style-name="Strong_20_Emphasis"><text:span text:style-name="T94"/></text:span></text:p>
      <text:p text:style-name="P66"><text:span text:style-name="Strong_20_Emphasis"><text:span text:style-name="T84"/></text:span></text:p>
      <text:list xml:id="list201511423250197" text:continue-numbering="true" text:style-name="L1">
        <text:list-item>
          <text:p text:style-name="P118"><text:span text:style-name="Strong_20_Emphasis"><text:span text:style-name="T2">Gebruiker inrichten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/>
        <table:table-row table:style-name="TableLine94612175746016">
          <table:table-cell table:style-name="Tabel2.A1" office:value-type="string">
            <text:p text:style-name="P85"><text:span text:style-name="Strong_20_Emphasis"><text:span text:style-name="T68"><text:s/></text:span></text:span><text:span text:style-name="Strong_20_Emphasis"><text:span text:style-name="T123"><draw:control text:anchor-type="as-char" draw:z-index="21" draw:name="Vorm36_0" draw:style-name="gr1" draw:text-style-name="P120" svg:width="0.35cm" svg:height="0.35cm" draw:control="control22"/></text:span></text:span></text:p>
          </table:table-cell>
          <table:table-cell table:style-name="Tabel2.A1" office:value-type="string">
            <text:p text:style-name="P53"><text:span text:style-name="Strong_20_Emphasis"><text:span text:style-name="T58">Aanmelden als </text:span></text:span><text:span text:style-name="Definition"><text:span text:style-name="T15">gebruiker</text:span></text:span><text:span text:style-name="Strong_20_Emphasis"><text:span text:style-name="T69"><text:note text:id="ftn9" text:note-class="footnote"><text:note-citation>1</text:note-citation><text:note-body><text:p text:style-name="P96"><text:span text:style-name="User_20_Entry"><text:span text:style-name="T221">E</text:span></text:span><text:span text:style-name="User_20_Entry"><text:span text:style-name="T251">v</text:span></text:span><text:span text:style-name="User_20_Entry"><text:span text:style-name="T252">en</text:span></text:span><text:span text:style-name="User_20_Entry"><text:span text:style-name="T254">t</text:span></text:span><text:span text:style-name="User_20_Entry"><text:span text:style-name="T255">uele </text:span></text:span><text:span text:style-name="User_20_Entry"><text:span text:style-name="T256">extra </text:span></text:span><text:span text:style-name="User_20_Entry"><text:span text:style-name="T259">gebruiker</text:span></text:span><text:span text:style-name="User_20_Entry"><text:span text:style-name="T256">s aanmelden </text:span></text:span><text:span text:style-name="User_20_Entry"><text:span text:style-name="T257">en dezelfde stappen uitvoeren</text:span></text:span><text:span text:style-name="User_20_Entry"><text:span text:style-name="T253">.</text:span></text:span></text:p></text:note-body></text:note></text:span></text:span><text:span text:style-name="Strong_20_Emphasis"><text:span text:style-name="T58">.</text:span></text:span></text:p>
          </table:table-cell>
        </table:table-row>
        <table:table-row table:style-name="TableLine94612175921520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612175925344">
          <table:table-cell table:style-name="Tabel2.A1" office:value-type="string">
            <text:p text:style-name="P90"><text:span text:style-name="Strong_20_Emphasis"><text:span text:style-name="T68"><text:s/></text:span></text:span><text:span text:style-name="Strong_20_Emphasis"><text:span text:style-name="T123"><draw:control text:anchor-type="as-char" draw:z-index="22" draw:name="Vorm36_2" draw:style-name="gr1" draw:text-style-name="P120" svg:width="0.35cm" svg:height="0.35cm" draw:control="control23"/></text:span></text:span></text:p>
          </table:table-cell>
          <table:table-cell table:style-name="Tabel2.A1" office:value-type="string">
            <text:p text:style-name="P52"><text:span text:style-name="Strong_20_Emphasis"><text:span text:style-name="T112">R</text:span></text:span><text:span text:style-name="Strong_20_Emphasis"><text:span text:style-name="T113">icht </text:span></text:span><text:span text:style-name="Strong_20_Emphasis"><text:span text:style-name="T114">de </text:span></text:span><text:span text:style-name="Definition"><text:span text:style-name="T28">gebruiker</text:span></text:span><text:span text:style-name="Strong_20_Emphasis"><text:span text:style-name="T113"> </text:span></text:span><text:span text:style-name="Strong_20_Emphasis"><text:span text:style-name="T115">in </text:span></text:span><text:span text:style-name="Strong_20_Emphasis"><text:span text:style-name="T70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9"> de </text:span></text:span><text:span text:style-name="Strong_20_Emphasis"><text:span text:style-name="T87">Super</text:span></text:span><text:span text:style-name="Strong_20_Emphasis"><text:span text:style-name="T79">-toets</text:span></text:span><text:span text:style-name="Strong_20_Emphasis"><text:span text:style-name="T39"><text:note text:id="ftn10" text:note-class="footnote"><text:note-citation>2</text:note-citation><text:note-body><text:p text:style-name="P27"><text:span text:style-name="T290">D</text:span>e <text:span text:style-name="T423">Super</text:span>-toets <text:span text:style-name="T290">is </text:span>de Windows<text:span text:style-name="T421">-</text:span><text:span text:style-name="T422">toets</text:span>, <text:span text:style-name="T421">C</text:span>ommand-<text:span text:style-name="T422">toets</text:span>, of <text:span text:style-name="T421">V</text:span>ergrootglas-toets.</text:p></text:note-body></text:note></text:span></text:span><text:span text:style-name="Strong_20_Emphasis"><text:span text:style-name="T72">, </text:span></text:span><text:span text:style-name="Strong_20_Emphasis"><text:span text:style-name="T74">t</text:span></text:span><text:span text:style-name="Strong_20_Emphasis"><text:span text:style-name="T75">yp </text:span></text:span><text:span text:style-name="Strong_20_Emphasis"><text:span text:style-name="T165">men</text:span></text:span><text:span text:style-name="Strong_20_Emphasis"><text:span text:style-name="T158">u</text:span></text:span><text:span text:style-name="Strong_20_Emphasis"><text:span text:style-name="T73"> </text:span></text:span><text:span text:style-name="Strong_20_Emphasis"><text:span text:style-name="T77">e</text:span></text:span><text:span text:style-name="Strong_20_Emphasis"><text:span text:style-name="T70">n </text:span></text:span><text:span text:style-name="Strong_20_Emphasis"><text:span text:style-name="T78">k</text:span></text:span><text:span text:style-name="Strong_20_Emphasis"><text:span text:style-name="T70">lik op het pictogram van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73">.</text:span></text:span></text:p>
          </table:table-cell>
        </table:table-row>
        <table:table-row table:style-name="TableLine94612175925632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><text:span text:style-name="Strong_20_Emphasis"><text:span text:style-name="T93">K</text:span></text:span><text:span text:style-name="Strong_20_Emphasis"><text:span text:style-name="T91">ie</text:span></text:span><text:span text:style-name="Strong_20_Emphasis"><text:span text:style-name="T92">s </text:span></text:span><text:span text:style-name="Strong_20_Emphasis"><text:span text:style-name="T191">4 </text:span></text:span><text:span text:style-name="Strong_20_Emphasis"><text:span text:style-name="T166">Gebruiker inrichten</text:span></text:span><text:span text:style-name="Strong_20_Emphasis"><text:span text:style-name="T93"> </text:span></text:span><text:span text:style-name="Strong_20_Emphasis"><text:span text:style-name="T94">en </text:span></text:span><text:span text:style-name="Strong_20_Emphasis"><text:span text:style-name="T116">v</text:span></text:span><text:span text:style-name="Strong_20_Emphasis"><text:span text:style-name="T84">olg de aanwijzingen op het scherm</text:span></text:span><text:span text:style-name="Strong_20_Emphasis"><text:span text:style-name="T153">.</text:span></text:span></text:p>
          </table:table-cell>
        </table:table-row>
        <table:table-row table:style-name="TableLine9461217592592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/>
          </table:table-cell>
        </table:table-row>
        <table:table-row table:style-name="TableLine94612175927680">
          <table:table-cell table:style-name="Tabel2.A1" office:value-type="string">
            <text:p text:style-name="P22"><text:span text:style-name="Strong_20_Emphasis"><text:span text:style-name="T121"><text:s/></text:span></text:span><text:span text:style-name="Strong_20_Emphasis"><text:span text:style-name="T125"><draw:control text:anchor-type="as-char" draw:z-index="28" draw:name="Vorm36_ 2" draw:style-name="gr1" draw:text-style-name="P120" svg:width="0.35cm" svg:height="0.35cm" draw:control="control29"/></text:span></text:span></text:p>
          </table:table-cell>
          <table:table-cell table:style-name="Tabel2.A1" office:value-type="string">
            <text:p text:style-name="P108">Wijzig <text:span text:style-name="T435">indien gewenst </text:span><text:span text:style-name="T429">de g</text:span>ebruikersfoto <text:span text:style-name="T427">v</text:span><text:span text:style-name="T8">ia </text:span><text:span text:style-name="T9">een druk op </text:span><text:span text:style-name="T8">d</text:span><text:span text:style-name="T330">e </text:span><text:span text:style-name="T331">Super</text:span><text:span text:style-name="T330">-toets</text:span><text:span text:style-name="T378"><text:note-ref text:note-class="footnote" text:reference-format="text" text:ref-name="ftn10">2</text:note-ref></text:span><text:span text:style-name="T330">, </text:span><text:span text:style-name="T332">zoek </text:span><text:span text:style-name="T340">gebr</text:span><text:span text:style-name="T332"> en klik achter </text:span><text:span text:style-name="T339">Instellingen</text:span><text:span text:style-name="T332"> op </text:span><text:span text:style-name="T340">Gebruikers</text:span><text:span text:style-name="T330">.</text:span></text:p>
            <text:p text:style-name="P107"><text:span text:style-name="T335">Klik op </text:span><text:span text:style-name="Strong_20_Emphasis"><text:span text:style-name="T294">Ontgrendelen</text:span></text:span><text:span text:style-name="T335">.</text:span></text:p>
            <text:p text:style-name="P107"><text:span text:style-name="T335">Klik op afbeelding voor </text:span><text:span text:style-name="Definition"><text:span text:style-name="T29">gebruiker</text:span></text:span><text:span text:style-name="T335">.</text:span></text:p>
            <text:p text:style-name="P109"><text:span text:style-name="T335">Klik op </text:span><text:span text:style-name="Strong_20_Emphasis"><text:span text:style-name="T294">Selecteer een bestand</text:span></text:span><text:span text:style-name="T335">.</text:span><text:span text:style-name="T330"><text:line-break/></text:span><text:span text:style-name="T323">Selecteer </text:span><text:span text:style-name="T325">indien aanwezig</text:span><text:span text:style-name="T321"> </text:span><text:span text:style-name="T338">Gebruikersfoto</text:span><text:span text:style-name="T321"> </text:span><text:span text:style-name="T324">in</text:span><text:span text:style-name="T321"> </text:span><text:span text:style-name="T342">Persoonlijke map</text:span><text:span text:style-name="T321"> / </text:span><text:span text:style-name="T342">kz-</text:span><text:span text:style-name="T345">data</text:span><text:span text:style-name="T321">.</text:span></text:p>
          </table:table-cell>
        </table:table-row>
        <table:table-row table:style-name="TableLine94612175929552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60"/>
          </table:table-cell>
        </table:table-row>
        <table:table-row table:style-name="TableLine94612175930176">
          <table:table-cell table:style-name="Tabel2.A1" office:value-type="string">
            <text:p text:style-name="P20"><text:span text:style-name="Strong_20_Emphasis"><text:span text:style-name="T121"><text:s/></text:span></text:span><text:span text:style-name="Strong_20_Emphasis"><text:span text:style-name="T125"><draw:control text:anchor-type="as-char" draw:z-index="23" draw:name="Vorm36_1" draw:style-name="gr1" draw:text-style-name="P120" svg:width="0.35cm" svg:height="0.35cm" draw:control="control24"/></text:span></text:span></text:p>
          </table:table-cell>
          <table:table-cell table:style-name="Tabel2.A1" office:value-type="string">
            <text:p text:style-name="P60">Afmelden.</text:p>
          </table:table-cell>
        </table:table-row>
      </table:table>
      <text:p text:style-name="P47"><text:span text:style-name="Strong_20_Emphasis"><text:span text:style-name="T117"/></text:span></text:p>
      <text:p text:style-name="P19"/>
      <text:p text:style-name="P94"><text:span text:style-name="T207">E</text:span><text:span text:style-name="T208">inde c</text:span><text:span text:style-name="T209">hecklist, </text:span><text:span text:style-name="T210">d</text:span><text:span text:style-name="T209">e</text:span><text:span text:style-name="T313"> installatie van </text:span><text:span text:style-name="T313"><text:reference-ref text:reference-format="text" text:ref-name="Distributie">Debian</text:reference-ref></text:span><text:span text:style-name="T313"><text:s/></text:span><text:span text:style-name="Strong_20_Emphasis"><text:span text:style-name="T314">GNU/Linux</text:span></text:span><text:span text:style-name="Strong_20_Emphasis"><text:span text:style-name="T313"> </text:span></text:span><text:span text:style-name="T315"><text:reference-ref text:reference-format="text" text:ref-name="Versie">11</text:reference-ref></text:span><text:span text:style-name="Strong_20_Emphasis"><text:span text:style-name="T317"><text:s/></text:span></text:span><text:span text:style-name="Strong_20_Emphasis"><text:span text:style-name="T318">LTS</text:span></text:span><text:span text:style-name="T316"> </text:span><text:span text:style-name="T313"><text:reference-ref text:reference-format="text" text:ref-name="Editie">desktop</text:reference-ref></text:span><text:span text:style-name="T313"><text:s/>is voltooid.</text:span></text:p>
      <text:p text:style-name="P46"/>
      <text:p text:style-name="P37"><text:span text:style-name="T134">Geschreven</text:span><text:span text:style-name="T65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5">&gt;</text:span><text:span text:style-name="T6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7-06T20:15:10.151531640">06-07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7-06T20:15:10.026077695</dc:date>
    <meta:keyword>Installatie</meta:keyword>
    <meta:keyword>Checklist</meta:keyword>
    <meta:keyword>Linux</meta:keyword>
    <meta:editing-cycles>6565</meta:editing-cycles>
    <meta:editing-duration>P11DT14H37M31S</meta:editing-duration>
    <meta:print-date>2021-03-23T20:07:57.967210640</meta:print-date>
    <dc:creator>Karel Zimmer</dc:creator>
    <meta:document-statistic meta:table-count="4" meta:image-count="0" meta:object-count="0" meta:page-count="4" meta:paragraph-count="107" meta:word-count="890" meta:character-count="6028" meta:non-whitespace-character-count="5174"/>
    <meta:user-defined meta:name="Info 1"/>
    <meta:user-defined meta:name="Info 2"/>
    <meta:user-defined meta:name="Info 3"/>
    <meta:user-defined meta:name="Info 4"/>
  </office:meta>
</office:document-meta>
</file>